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d72c" officeooo:paragraph-rsid="0000d72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0d72c" officeooo:paragraph-rsid="0000d72c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00d72c" officeooo:paragraph-rsid="0000d72c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0d72c" officeooo:paragraph-rsid="0000d72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0d72c" officeooo:paragraph-rsid="0000d72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24f88" officeooo:paragraph-rsid="00024f8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1701" officeooo:paragraph-rsid="0004170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officeooo:rsid="000567c7" officeooo:paragraph-rsid="000567c7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057cec" officeooo:paragraph-rsid="00057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nstitution – Ratification</text:p>
      <text:p text:style-name="P2"/>
      <text:list xml:id="list738720167811496363" text:style-name="L1">
        <text:list-item>
          <text:p text:style-name="P3">Not everybody was down with the Constitution</text:p>
        </text:list-item>
        <text:list-item>
          <text:p text:style-name="P8">It takes 9 of 12 states to ratify the Constitution</text:p>
          <text:list>
            <text:list-item>
              <text:p text:style-name="P9">The two main states in the decision, NY and VA, were on opposite sides of the issue.</text:p>
              <text:list>
                <text:list-item>
                  <text:p text:style-name="P9">The New Yorkers were Federalists who loved the Constitution, and were backed by GW and BF</text:p>
                </text:list-item>
                <text:list-item>
                  <text:p text:style-name="P9">The Virginians were Anti-Federalists and hated the Constitution, and was backed by Patrick Henry</text:p>
                </text:list-item>
              </text:list>
            </text:list-item>
          </text:list>
        </text:list-item>
        <text:list-item>
          <text:p text:style-name="P4">Strengths:</text:p>
          <text:list>
            <text:list-item>
              <text:p text:style-name="P5">4500 words</text:p>
            </text:list-item>
            <text:list-item>
              <text:p text:style-name="P5">Flexible</text:p>
              <text:list>
                <text:list-item>
                  <text:p text:style-name="P5">Amendable</text:p>
                </text:list-item>
                <text:list-item>
                  <text:p text:style-name="P5">Interpreted</text:p>
                </text:list-item>
                <text:list-item>
                  <text:p text:style-name="P5">Vague/stretchable; an example of this is the Elastic Clause</text:p>
                </text:list-item>
              </text:list>
            </text:list-item>
            <text:list-item>
              <text:p text:style-name="P6">Timeless</text:p>
            </text:list-item>
            <text:list-item>
              <text:p text:style-name="P6"/>
            </text:list-item>
            <text:list-item>
              <text:p text:style-name="P5">Rigid</text:p>
              <text:list>
                <text:list-item>
                  <text:p text:style-name="P7">Hard to change</text:p>
                </text:list-item>
                <text:list-item>
                  <text:p text:style-name="P7">Lots of time to change</text:p>
                </text:list-item>
                <text:list-item>
                  <text:p text:style-name="P7"/>
                </text:list-item>
              </text:list>
            </text:list-item>
          </text:list>
        </text:list-item>
        <text:list-item>
          <text:p text:style-name="P4">Weakne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23:08:52.049862022</meta:creation-date>
    <dc:date>2014-10-21T23:19:34.403780336</dc:date>
    <meta:editing-duration>PT10M39S</meta:editing-duration>
    <meta:editing-cycles>5</meta:editing-cycles>
    <meta:generator>LibreOffice/4.3.2.2.0$Linux_X86_64 LibreOffice_project/430m0$Build-2</meta:generator>
    <meta:document-statistic meta:table-count="0" meta:image-count="0" meta:object-count="0" meta:page-count="1" meta:paragraph-count="19" meta:word-count="111" meta:character-count="578" meta:non-whitespace-character-count="501"/>
  </office:meta>
</office:document-meta>
</file>